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4"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start" style:justify-single-word="false"/>
      <style:text-properties fo:font-size="12pt" fo:language="de" fo:country="D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1"/>
      <text:p text:style-name="P1"/>
      <text:p text:style-name="P1"/>
      <text:p text:style-name="P1"/>
      <text:p text:style-name="P1"/>
      <text:p text:style-name="P1"/>
      <text:p text:style-name="P4">Übungsblatt 4</text:p>
      <text:p text:style-name="P4"/>
      <text:p text:style-name="P4"/>
      <text:p text:style-name="P4">Computergraphik I </text:p>
      <text:p text:style-name="P4">WS 14/15</text:p>
      <text:p text:style-name="P1"/>
      <text:p text:style-name="P1"/>
      <text:p text:style-name="P1"/>
      <text:p text:style-name="P1"/>
      <text:p text:style-name="P1"/>
      <text:p text:style-name="P1"/>
      <text:p text:style-name="P1"/>
      <text:p text:style-name="P1">Abgabe: 23.01.2015</text:p>
      <text:p text:style-name="P1"/>
      <text:p text:style-name="P1"/>
      <text:p text:style-name="P1">Gruppe 18</text:p>
      <text:p text:style-name="P1"/>
      <text:p text:style-name="P1">Simon Bahr 350648, </text:p>
      <text:p text:style-name="P1">Friedrich Meckel, 332561</text:p>
      <text:p text:style-name="P1">Tim Spankowski, 345318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5">1. <text:span text:style-name="T1">Bei der perspektivischen Transformation sollten auch die Texturen auf den durch Rasterisierung erzeugten Dreiecken perspektivisch korrekt dargestellt werden. Treten beispielsweise parallele Linien in der Textur auf, sollten sich diese in der Entfernung in einem Fluchtpunkt annähern. Führt man das Texture Mapping aus ohne die Textur zuvor perspektivisch zu transformieren, so wird nicht das gewünschte „verzerrte“ Bild erzeugt. Die lineare Interpolation zwischen den Eckpunkt-Texturkoordniaten führt dazu, dass die Linien im Beispiel immer noch parallel dargestellt werden. Um dies zu vermeiden, muss man die Textur selbst perspektivisch transformieren (Perspektivenkorrektur der u/v-Koordinaten mit z-Koordinate in Sichtrichtung) und die Rasterung erst danach vornehmen.</text:span></text:p>
      <text:p text:style-name="P5"><text:span text:style-name="T1"/></text:p>
      <text:p text:style-name="P5"><text:span text:style-name="T1"/></text:p>
      <text:p text:style-name="P6">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7M50S</meta:editing-duration>
    <meta:editing-cycles>38</meta:editing-cycles>
    <meta:generator>OpenOffice/4.1.1$Win32 OpenOffice.org_project/411m6$Build-9775</meta:generator>
    <dc:date>2015-01-12T14:07:09.78</dc:date>
    <meta:document-statistic meta:table-count="0" meta:image-count="0" meta:object-count="0" meta:page-count="2" meta:paragraph-count="11" meta:word-count="123" meta:character-count="934"/>
    <meta:user-defined meta:name="Info 1"/>
    <meta:user-defined meta:name="Info 2"/>
    <meta:user-defined meta:name="Info 3"/>
    <meta:user-defined meta:name="Info 4"/>
  </office:meta>
</office:document-meta>
</file>